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normal" style:master-page-name="Standard">
      <style:paragraph-properties style:page-number="1" fo:break-before="auto" fo:break-after="auto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buntu make a script file</text:p>
      <text:p text:style-name="P1"><text:s/></text:p>
      <text:p text:style-name="P1">First, the most common is to write a file, make sure the first line is</text:p>
      <text:p text:style-name="P1">#!/bin/bash</text:p>
      <text:p text:style-name="P1"/>
      <text:p text:style-name="P1">Then save the file. {filename.sh}</text:p>
      <text:p text:style-name="P1">Next mark it executable using the format $ chmod +x {filename.sh} </text:p>
      <text:p text:style-name="P1"/>
      <text:p text:style-name="P1">Examples:</text:p>
      <text:p text:style-name="P1">$ sudo chmod +x testsh.sh</text:p>
      <text:p text:style-name="P1">$ sudo chmod +x pub_cmd_vel.sh</text:p>
      <text:p text:style-name="P1">$ sudo chmod +x test_steer.sh</text:p>
      <text:p text:style-name="P1">$ sudo chmod +x test_steer_a.sh</text:p>
      <text:p text:style-name="P1">$ sudo chmod +x startup1.sh</text:p>
      <text:p text:style-name="P1"/>
      <text:p text:style-name="P1">To run the script: </text:p>
      <text:list xml:id="list3843701938" text:style-name="WWNum1">
        <text:list-item>
          <text:p text:style-name="P2">$ bash testsh.sh</text:p>
        </text:list-item>
        <text:list-item>
          <text:p text:style-name="P2">$ bash test_steer.sh</text:p>
        </text:list-item>
        <text:list-item>
          <text:p text:style-name="P2">$ bash garage_steer.sh</text:p>
        </text:list-item>
      </text:list>
      <text:p text:style-name="P1"/>
      <text:p text:style-name="P1">$ sudo chmod +x <text:s/>/home/al/OneDrive/Documents/Robotics/Lawn\ Tractor/Software/Archive/pub_cmd_vel.sh <text:s/># could not get this to work due to permissions issues. <text:s/>I assume it is a OneDrive permissions issue.</text:p>
      <text:p text:style-name="P1"/>
      <text:p text:style-name="P1">$ cd Lawn\ Tractor/</text:p>
      <text:p text:style-name="P1">$ cd /home/al/OneDrive/Documents/Robotics/Lawn\ Tractor/Software/Archive/</text:p>
      <text:p text:style-name="P1"/>
      <text:p text:style-name="P1">$ <text:s/>sudo -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1T16:11:20.743809649</dc:date>
    <meta:editing-duration>PT1M18S</meta:editing-duration>
    <meta:editing-cycles>1</meta:editing-cycles>
    <meta:document-statistic meta:table-count="0" meta:image-count="0" meta:object-count="0" meta:page-count="1" meta:paragraph-count="20" meta:word-count="115" meta:character-count="741" meta:non-whitespace-character-count="641"/>
    <meta:generator>LibreOffice/6.4.7.2$Linux_X86_64 LibreOffice_project/40$Build-2</meta:generator>
  </office:meta>
</office:document-meta>
</file>